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B00000093FF5AEA0985AFAADD.png" manifest:media-type="image/png"/>
  <manifest:file-entry manifest:full-path="Pictures/1000020100000100000000824C3D2AF35FE60532.png" manifest:media-type="image/png"/>
  <manifest:file-entry manifest:full-path="Pictures/100002010000012F00000076C27CA7122FA7B53C.png" manifest:media-type="image/png"/>
  <manifest:file-entry manifest:full-path="Pictures/10000201000002E9000001945A05F640025B04CF.png" manifest:media-type="image/png"/>
  <manifest:file-entry manifest:full-path="Pictures/10000201000000FD0000006E902F68E31799BB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61ce" officeooo:paragraph-rsid="000361ce"/>
    </style:style>
    <style:style style:name="P2" style:family="paragraph" style:parent-style-name="Standard">
      <style:text-properties officeooo:rsid="0004d2d1" officeooo:paragraph-rsid="0004d2d1"/>
    </style:style>
    <style:style style:name="P3" style:family="paragraph" style:parent-style-name="Standard">
      <style:text-properties officeooo:rsid="0005646b" officeooo:paragraph-rsid="0005646b"/>
    </style:style>
    <style:style style:name="P4" style:family="paragraph" style:parent-style-name="Standard">
      <style:text-properties fo:font-variant="normal" fo:text-transform="none" fo:color="#333333" style:font-name="Lato" fo:font-size="10.5pt" fo:letter-spacing="normal" fo:font-style="normal" fo:font-weight="normal" officeooo:rsid="0005646b" officeooo:paragraph-rsid="0005646b"/>
    </style:style>
    <style:style style:name="P5" style:family="paragraph" style:parent-style-name="Text_20_body">
      <style:text-properties fo:font-variant="normal" fo:text-transform="none" fo:color="#0074b5" style:font-name="Lato" fo:font-size="10.5pt" fo:letter-spacing="normal" fo:font-style="normal" fo:font-weight="normal" officeooo:paragraph-rsid="0005646b"/>
    </style:style>
    <style:style style:name="P6" style:family="paragraph" style:parent-style-name="Text_20_body">
      <style:text-properties fo:font-variant="normal" fo:text-transform="none" fo:color="#333333" style:font-name="Lato" fo:font-size="10.5pt" fo:letter-spacing="normal" fo:font-style="normal" fo:font-weight="normal" officeooo:paragraph-rsid="00905e9f" fo:background-color="#fff200"/>
    </style:style>
    <style:style style:name="P7" style:family="paragraph" style:parent-style-name="Text_20_body">
      <style:text-properties officeooo:rsid="000a576f" officeooo:paragraph-rsid="000a576f"/>
    </style:style>
    <style:style style:name="P8" style:family="paragraph" style:parent-style-name="Text_20_body">
      <style:text-properties officeooo:rsid="000a8a3f" officeooo:paragraph-rsid="000a8a3f"/>
    </style:style>
    <style:style style:name="P9" style:family="paragraph" style:parent-style-name="Text_20_body">
      <style:text-properties officeooo:rsid="000e01a7" officeooo:paragraph-rsid="000e01a7"/>
    </style:style>
    <style:style style:name="P10" style:family="paragraph" style:parent-style-name="Text_20_body">
      <style:text-properties officeooo:rsid="000e01a7" officeooo:paragraph-rsid="000e9dfa"/>
    </style:style>
    <style:style style:name="P11" style:family="paragraph" style:parent-style-name="Text_20_body">
      <style:text-properties officeooo:rsid="000f7c9f" officeooo:paragraph-rsid="000f7c9f"/>
    </style:style>
    <style:style style:name="P12" style:family="paragraph" style:parent-style-name="Text_20_body">
      <style:text-properties officeooo:rsid="000fd546" officeooo:paragraph-rsid="000fd546"/>
    </style:style>
    <style:style style:name="P13" style:family="paragraph" style:parent-style-name="Text_20_body">
      <style:text-properties officeooo:rsid="00139b52" officeooo:paragraph-rsid="00139b52"/>
    </style:style>
    <style:style style:name="P14" style:family="paragraph" style:parent-style-name="Text_20_body">
      <style:text-properties fo:font-weight="bold" officeooo:rsid="00139b52" officeooo:paragraph-rsid="00139b52" style:font-weight-asian="bold" style:font-weight-complex="bold"/>
    </style:style>
    <style:style style:name="P15" style:family="paragraph" style:parent-style-name="Text_20_body">
      <style:text-properties fo:font-weight="bold" officeooo:rsid="006ae368" officeooo:paragraph-rsid="006ae368" style:font-weight-asian="bold" style:font-weight-complex="bold"/>
    </style:style>
    <style:style style:name="P16" style:family="paragraph" style:parent-style-name="Text_20_body">
      <style:text-properties fo:font-weight="bold" officeooo:rsid="005a13b4" officeooo:paragraph-rsid="005a13b4" style:font-weight-asian="bold" style:font-weight-complex="bold"/>
    </style:style>
    <style:style style:name="P17" style:family="paragraph" style:parent-style-name="Text_20_body">
      <style:text-properties officeooo:rsid="0015f6b5" officeooo:paragraph-rsid="0015f6b5"/>
    </style:style>
    <style:style style:name="P18" style:family="paragraph" style:parent-style-name="Text_20_body">
      <style:text-properties officeooo:rsid="0015f6b5" officeooo:paragraph-rsid="00180683"/>
    </style:style>
    <style:style style:name="P19" style:family="paragraph" style:parent-style-name="Text_20_body">
      <style:text-properties officeooo:rsid="0018b29c" officeooo:paragraph-rsid="0018b29c"/>
    </style:style>
    <style:style style:name="P20" style:family="paragraph" style:parent-style-name="Text_20_body">
      <style:text-properties officeooo:rsid="001ab9cd" officeooo:paragraph-rsid="001ab9cd"/>
    </style:style>
    <style:style style:name="P21" style:family="paragraph" style:parent-style-name="Text_20_body">
      <style:text-properties officeooo:rsid="001c9b5e" officeooo:paragraph-rsid="001c9b5e"/>
    </style:style>
    <style:style style:name="P22" style:family="paragraph" style:parent-style-name="Text_20_body">
      <style:text-properties officeooo:rsid="001d20be" officeooo:paragraph-rsid="001d20be"/>
    </style:style>
    <style:style style:name="P23" style:family="paragraph" style:parent-style-name="Text_20_body">
      <style:text-properties officeooo:rsid="001f576f" officeooo:paragraph-rsid="001f576f"/>
    </style:style>
    <style:style style:name="P24" style:family="paragraph" style:parent-style-name="Text_20_body">
      <style:text-properties officeooo:rsid="001f6882" officeooo:paragraph-rsid="001f6882"/>
    </style:style>
    <style:style style:name="P25" style:family="paragraph" style:parent-style-name="Text_20_body">
      <style:text-properties officeooo:rsid="0023b9ae" officeooo:paragraph-rsid="0023b9ae"/>
    </style:style>
    <style:style style:name="P26" style:family="paragraph" style:parent-style-name="Text_20_body">
      <style:text-properties officeooo:rsid="0024cf9c" officeooo:paragraph-rsid="0024cf9c"/>
    </style:style>
    <style:style style:name="P27" style:family="paragraph" style:parent-style-name="Text_20_body">
      <style:text-properties officeooo:rsid="00260272" officeooo:paragraph-rsid="00260272"/>
    </style:style>
    <style:style style:name="P28" style:family="paragraph" style:parent-style-name="Text_20_body">
      <style:text-properties officeooo:rsid="00260272" officeooo:paragraph-rsid="00269316"/>
    </style:style>
    <style:style style:name="P29" style:family="paragraph" style:parent-style-name="Text_20_body">
      <style:text-properties officeooo:rsid="00283b99" officeooo:paragraph-rsid="00283b99"/>
    </style:style>
    <style:style style:name="P30" style:family="paragraph" style:parent-style-name="Text_20_body">
      <style:text-properties officeooo:rsid="0029b0eb" officeooo:paragraph-rsid="0029b0eb"/>
    </style:style>
    <style:style style:name="P31" style:family="paragraph" style:parent-style-name="Text_20_body">
      <style:text-properties officeooo:rsid="002a52cc" officeooo:paragraph-rsid="002a52cc"/>
    </style:style>
    <style:style style:name="P32" style:family="paragraph" style:parent-style-name="Text_20_body">
      <style:text-properties officeooo:rsid="002e29c6" officeooo:paragraph-rsid="002e29c6"/>
    </style:style>
    <style:style style:name="P33" style:family="paragraph" style:parent-style-name="Text_20_body">
      <style:text-properties officeooo:rsid="003203b0" officeooo:paragraph-rsid="003203b0"/>
    </style:style>
    <style:style style:name="P34" style:family="paragraph" style:parent-style-name="Text_20_body">
      <style:text-properties officeooo:rsid="00337416" officeooo:paragraph-rsid="00337416"/>
    </style:style>
    <style:style style:name="P35" style:family="paragraph" style:parent-style-name="Text_20_body">
      <style:text-properties officeooo:rsid="00337416" officeooo:paragraph-rsid="00365496"/>
    </style:style>
    <style:style style:name="P36" style:family="paragraph" style:parent-style-name="Text_20_body">
      <style:text-properties officeooo:rsid="0036b6e8" officeooo:paragraph-rsid="0036b6e8"/>
    </style:style>
    <style:style style:name="P37" style:family="paragraph" style:parent-style-name="Text_20_body">
      <style:text-properties officeooo:rsid="003ce03a" officeooo:paragraph-rsid="003ce03a"/>
    </style:style>
    <style:style style:name="P38" style:family="paragraph" style:parent-style-name="Text_20_body">
      <style:text-properties officeooo:rsid="003ce03a" officeooo:paragraph-rsid="004395a9"/>
    </style:style>
    <style:style style:name="P39" style:family="paragraph" style:parent-style-name="Text_20_body">
      <style:text-properties officeooo:rsid="003ce03a" officeooo:paragraph-rsid="0044c662"/>
    </style:style>
    <style:style style:name="P40" style:family="paragraph" style:parent-style-name="Text_20_body">
      <style:text-properties officeooo:rsid="003ce03a" officeooo:paragraph-rsid="00452307"/>
    </style:style>
    <style:style style:name="P41" style:family="paragraph" style:parent-style-name="Text_20_body">
      <style:text-properties officeooo:rsid="004a17d3" officeooo:paragraph-rsid="004a17d3"/>
    </style:style>
    <style:style style:name="P42" style:family="paragraph" style:parent-style-name="Text_20_body">
      <style:text-properties officeooo:rsid="004b504e" officeooo:paragraph-rsid="004b504e"/>
    </style:style>
    <style:style style:name="P43" style:family="paragraph" style:parent-style-name="Text_20_body">
      <style:text-properties officeooo:rsid="0051dbcb" officeooo:paragraph-rsid="0051dbcb" fo:background-color="#fff200"/>
    </style:style>
    <style:style style:name="P44" style:family="paragraph" style:parent-style-name="Text_20_body">
      <style:text-properties officeooo:rsid="0056131a" officeooo:paragraph-rsid="0056131a"/>
    </style:style>
    <style:style style:name="P45" style:family="paragraph" style:parent-style-name="Text_20_body">
      <style:text-properties officeooo:rsid="00580646" officeooo:paragraph-rsid="00580646"/>
    </style:style>
    <style:style style:name="P46" style:family="paragraph" style:parent-style-name="Text_20_body">
      <style:text-properties officeooo:rsid="0059342d" officeooo:paragraph-rsid="0059342d"/>
    </style:style>
    <style:style style:name="P47" style:family="paragraph" style:parent-style-name="Text_20_body">
      <style:text-properties officeooo:rsid="005a13b4" officeooo:paragraph-rsid="005a13b4"/>
    </style:style>
    <style:style style:name="P48" style:family="paragraph" style:parent-style-name="Text_20_body">
      <style:text-properties officeooo:rsid="005c3437" officeooo:paragraph-rsid="005c3437"/>
    </style:style>
    <style:style style:name="P49" style:family="paragraph" style:parent-style-name="Text_20_body">
      <style:text-properties officeooo:rsid="005d3edc" officeooo:paragraph-rsid="005d3edc"/>
    </style:style>
    <style:style style:name="P50" style:family="paragraph" style:parent-style-name="Text_20_body">
      <style:text-properties officeooo:rsid="005f1c4e" officeooo:paragraph-rsid="005f1c4e"/>
    </style:style>
    <style:style style:name="P51" style:family="paragraph" style:parent-style-name="Text_20_body">
      <style:text-properties officeooo:rsid="005fb531" officeooo:paragraph-rsid="005fb531"/>
    </style:style>
    <style:style style:name="P52" style:family="paragraph" style:parent-style-name="Text_20_body">
      <style:text-properties officeooo:rsid="006231e8" officeooo:paragraph-rsid="006231e8"/>
    </style:style>
    <style:style style:name="P53" style:family="paragraph" style:parent-style-name="Text_20_body">
      <style:text-properties officeooo:rsid="006540b4" officeooo:paragraph-rsid="006540b4"/>
    </style:style>
    <style:style style:name="P54" style:family="paragraph" style:parent-style-name="Text_20_body">
      <style:text-properties style:text-underline-style="solid" style:text-underline-width="auto" style:text-underline-color="font-color" fo:font-weight="bold" officeooo:rsid="0063da88" officeooo:paragraph-rsid="0063da88" style:font-weight-asian="bold" style:font-weight-complex="bold"/>
    </style:style>
    <style:style style:name="P55" style:family="paragraph" style:parent-style-name="Text_20_body">
      <style:text-properties officeooo:rsid="00683209" officeooo:paragraph-rsid="00683209"/>
    </style:style>
    <style:style style:name="P56" style:family="paragraph" style:parent-style-name="Text_20_body">
      <style:text-properties officeooo:rsid="0068bc8b" officeooo:paragraph-rsid="0068bc8b"/>
    </style:style>
    <style:style style:name="P57" style:family="paragraph" style:parent-style-name="Text_20_body">
      <style:text-properties officeooo:rsid="006ae368" officeooo:paragraph-rsid="006ae368"/>
    </style:style>
    <style:style style:name="P58" style:family="paragraph" style:parent-style-name="Text_20_body">
      <style:text-properties officeooo:rsid="006f05bc" officeooo:paragraph-rsid="006f05bc"/>
    </style:style>
    <style:style style:name="P59" style:family="paragraph" style:parent-style-name="Text_20_body">
      <style:text-properties officeooo:rsid="006f18f1" officeooo:paragraph-rsid="006f18f1"/>
    </style:style>
    <style:style style:name="P60" style:family="paragraph" style:parent-style-name="Text_20_body">
      <style:text-properties officeooo:rsid="0072adc2" officeooo:paragraph-rsid="0072adc2"/>
    </style:style>
    <style:style style:name="P61" style:family="paragraph" style:parent-style-name="Text_20_body">
      <style:text-properties officeooo:rsid="00766e2b" officeooo:paragraph-rsid="00766e2b"/>
    </style:style>
    <style:style style:name="P62" style:family="paragraph" style:parent-style-name="Text_20_body">
      <style:text-properties officeooo:rsid="007bd64b" officeooo:paragraph-rsid="007bd64b"/>
    </style:style>
    <style:style style:name="P63" style:family="paragraph" style:parent-style-name="Text_20_body">
      <style:text-properties officeooo:rsid="008272b2" officeooo:paragraph-rsid="008272b2"/>
    </style:style>
    <style:style style:name="P64" style:family="paragraph" style:parent-style-name="Text_20_body">
      <style:text-properties officeooo:rsid="008470e3" officeooo:paragraph-rsid="008470e3"/>
    </style:style>
    <style:style style:name="P65" style:family="paragraph" style:parent-style-name="Text_20_body">
      <style:text-properties officeooo:rsid="0088acdf" officeooo:paragraph-rsid="0088acdf"/>
    </style:style>
    <style:style style:name="P66" style:family="paragraph" style:parent-style-name="Text_20_body">
      <style:text-properties officeooo:rsid="0089fa10" officeooo:paragraph-rsid="0089fa10"/>
    </style:style>
    <style:style style:name="P67" style:family="paragraph" style:parent-style-name="Text_20_body">
      <style:text-properties officeooo:rsid="00905e9f" officeooo:paragraph-rsid="00905e9f"/>
    </style:style>
    <style:style style:name="P68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officeooo:rsid="0007b7dc" officeooo:paragraph-rsid="0007b7dc"/>
    </style:style>
    <style:style style:name="P69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95de8" officeooo:paragraph-rsid="00095de8" style:font-weight-asian="bold" style:font-weight-complex="bold"/>
    </style:style>
    <style:style style:name="P70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7b7dc" officeooo:paragraph-rsid="0007b7dc" style:font-weight-asian="bold" style:font-weight-complex="bold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officeooo:rsid="000fd546" officeooo:paragraph-rsid="000fd546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officeooo:rsid="001066dd" officeooo:paragraph-rsid="001066dd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fo:font-weight="bold" officeooo:rsid="00120ea6" officeooo:paragraph-rsid="00120ea6" style:font-weight-asian="bold" style:font-weight-complex="bold"/>
    </style:style>
    <style:style style:name="P7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e29c6" officeooo:paragraph-rsid="002e29c6"/>
    </style:style>
    <style:style style:name="P75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9342d" officeooo:paragraph-rsid="0059342d"/>
    </style:style>
    <style:style style:name="P76" style:family="paragraph" style:parent-style-name="Text_20_body">
      <style:text-properties style:text-underline-style="solid" style:text-underline-width="auto" style:text-underline-color="font-color" fo:font-weight="bold" officeooo:rsid="0063da88" officeooo:paragraph-rsid="0063da88" style:font-weight-asian="bold" style:font-weight-complex="bold"/>
    </style:style>
    <style:style style:name="P7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9840d3" officeooo:paragraph-rsid="009840d3"/>
    </style:style>
    <style:style style:name="P78" style:family="paragraph" style:parent-style-name="Text_20_body">
      <style:text-properties officeooo:rsid="009840d3" officeooo:paragraph-rsid="009840d3"/>
    </style:style>
    <style:style style:name="P79" style:family="paragraph" style:parent-style-name="Text_20_body">
      <style:text-properties officeooo:rsid="009c123f" officeooo:paragraph-rsid="009c123f"/>
    </style:style>
    <style:style style:name="P80" style:family="paragraph" style:parent-style-name="Text_20_body">
      <style:text-properties fo:font-weight="bold" officeooo:rsid="009b3954" officeooo:paragraph-rsid="009b3954" style:font-weight-asian="bold" style:font-weight-complex="bold"/>
    </style:style>
    <style:style style:name="P81" style:family="paragraph" style:parent-style-name="Text_20_body">
      <style:text-properties fo:font-weight="bold" officeooo:rsid="009d96c0" officeooo:paragraph-rsid="009d96c0" style:font-weight-asian="bold" style:font-weight-complex="bold"/>
    </style:style>
    <style:style style:name="P82" style:family="paragraph" style:parent-style-name="Text_20_body">
      <style:text-properties fo:font-weight="bold" officeooo:rsid="00a3c071" officeooo:paragraph-rsid="00a3c071" style:font-weight-asian="bold" style:font-weight-complex="bold"/>
    </style:style>
    <style:style style:name="P83" style:family="paragraph" style:parent-style-name="Text_20_body">
      <style:text-properties fo:font-weight="bold" officeooo:rsid="00a4d981" officeooo:paragraph-rsid="00a4d981" style:font-weight-asian="bold" style:font-weight-complex="bold"/>
    </style:style>
    <style:style style:name="P84" style:family="paragraph" style:parent-style-name="Text_20_body">
      <style:text-properties fo:font-weight="bold" officeooo:rsid="00a52155" officeooo:paragraph-rsid="00a52155" style:font-weight-asian="bold" style:font-weight-complex="bold"/>
    </style:style>
    <style:style style:name="P85" style:family="paragraph" style:parent-style-name="Text_20_body">
      <style:text-properties fo:font-weight="bold" officeooo:rsid="00ad0aac" officeooo:paragraph-rsid="00aeeb0e" style:font-weight-asian="bold" style:font-weight-complex="bold"/>
    </style:style>
    <style:style style:name="P86" style:family="paragraph" style:parent-style-name="Text_20_body">
      <style:text-properties fo:font-weight="bold" officeooo:rsid="00b26595" officeooo:paragraph-rsid="00b26595" style:font-weight-asian="bold" style:font-weight-complex="bold"/>
    </style:style>
    <style:style style:name="P87" style:family="paragraph" style:parent-style-name="Text_20_body">
      <style:text-properties fo:font-weight="bold" officeooo:rsid="00b7cf58" officeooo:paragraph-rsid="00b7cf58" style:font-weight-asian="bold" style:font-weight-complex="bold"/>
    </style:style>
    <style:style style:name="P88" style:family="paragraph" style:parent-style-name="Text_20_body">
      <style:text-properties fo:font-weight="bold" officeooo:rsid="00ba0c72" officeooo:paragraph-rsid="00ba0c72" style:font-weight-asian="bold" style:font-weight-complex="bold"/>
    </style:style>
    <style:style style:name="P89" style:family="paragraph" style:parent-style-name="Text_20_body">
      <style:text-properties fo:font-weight="bold" officeooo:rsid="00ba0c72" officeooo:paragraph-rsid="00bc78fa" style:font-weight-asian="bold" style:font-weight-complex="bold"/>
    </style:style>
    <style:style style:name="P90" style:family="paragraph" style:parent-style-name="Text_20_body">
      <style:text-properties fo:font-weight="bold" officeooo:rsid="00bb88ea" officeooo:paragraph-rsid="00bb88ea" style:font-weight-asian="bold" style:font-weight-complex="bold"/>
    </style:style>
    <style:style style:name="P91" style:family="paragraph" style:parent-style-name="Text_20_body">
      <style:text-properties fo:font-weight="bold" officeooo:rsid="00be5bd9" officeooo:paragraph-rsid="00be5bd9" style:font-weight-asian="bold" style:font-weight-complex="bold"/>
    </style:style>
    <style:style style:name="P92" style:family="paragraph" style:parent-style-name="Text_20_body">
      <style:text-properties fo:font-weight="bold" officeooo:rsid="00c2365e" officeooo:paragraph-rsid="00c2365e" style:font-weight-asian="bold" style:font-weight-complex="bold"/>
    </style:style>
    <style:style style:name="P93" style:family="paragraph" style:parent-style-name="Text_20_body">
      <style:text-properties fo:font-weight="bold" officeooo:rsid="00c51fa5" officeooo:paragraph-rsid="00c51fa5" style:font-weight-asian="bold" style:font-weight-complex="bold"/>
    </style:style>
    <style:style style:name="P94" style:family="paragraph" style:parent-style-name="Text_20_body">
      <style:text-properties officeooo:rsid="009d96c0" officeooo:paragraph-rsid="009d96c0"/>
    </style:style>
    <style:style style:name="P95" style:family="paragraph" style:parent-style-name="Text_20_body">
      <style:text-properties officeooo:rsid="00c77701" officeooo:paragraph-rsid="00c77701"/>
    </style:style>
    <style:style style:name="P96" style:family="paragraph" style:parent-style-name="Text_20_body">
      <style:text-properties officeooo:rsid="00ca8be9" officeooo:paragraph-rsid="00ca8be9"/>
    </style:style>
    <style:style style:name="P97" style:family="paragraph" style:parent-style-name="Text_20_body">
      <style:text-properties officeooo:rsid="00cce27d" officeooo:paragraph-rsid="00cce27d"/>
    </style:style>
    <style:style style:name="P98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9840d3" officeooo:paragraph-rsid="009840d3"/>
    </style:style>
    <style:style style:name="T1" style:family="text">
      <style:text-properties officeooo:rsid="00025ed0"/>
    </style:style>
    <style:style style:name="T2" style:family="text">
      <style:text-properties officeooo:rsid="0005646b"/>
    </style:style>
    <style:style style:name="T3" style:family="text">
      <style:text-properties officeooo:rsid="00095de8"/>
    </style:style>
    <style:style style:name="T4" style:family="text">
      <style:text-properties officeooo:rsid="000a576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576f" style:font-weight-asian="bold" style:font-weight-complex="bold"/>
    </style:style>
    <style:style style:name="T7" style:family="text">
      <style:text-properties fo:font-weight="bold" officeooo:rsid="00180683" style:font-weight-asian="bold" style:font-weight-complex="bold"/>
    </style:style>
    <style:style style:name="T8" style:family="text">
      <style:text-properties fo:font-weight="bold" officeooo:rsid="002f894c" style:font-weight-asian="bold" style:font-weight-complex="bold"/>
    </style:style>
    <style:style style:name="T9" style:family="text">
      <style:text-properties fo:font-weight="bold" officeooo:rsid="004395a9" style:font-weight-asian="bold" style:font-weight-complex="bold"/>
    </style:style>
    <style:style style:name="T10" style:family="text">
      <style:text-properties fo:font-weight="bold" officeooo:rsid="0044c662" style:font-weight-asian="bold" style:font-weight-complex="bold"/>
    </style:style>
    <style:style style:name="T11" style:family="text">
      <style:text-properties fo:font-weight="bold" officeooo:rsid="00452307" style:font-weight-asian="bold" style:font-weight-complex="bold"/>
    </style:style>
    <style:style style:name="T12" style:family="text">
      <style:text-properties fo:font-weight="bold" officeooo:rsid="00408298" style:font-weight-asian="bold" style:font-weight-complex="bold"/>
    </style:style>
    <style:style style:name="T13" style:family="text">
      <style:text-properties fo:font-weight="bold" officeooo:rsid="006cc9b6" style:font-weight-asian="bold" style:font-weight-complex="bold"/>
    </style:style>
    <style:style style:name="T14" style:family="text">
      <style:text-properties fo:font-weight="bold" officeooo:rsid="0070b941" style:font-weight-asian="bold" style:font-weight-complex="bold"/>
    </style:style>
    <style:style style:name="T15" style:family="text">
      <style:text-properties officeooo:rsid="000e9dfa"/>
    </style:style>
    <style:style style:name="T16" style:family="text">
      <style:text-properties officeooo:rsid="000f415d"/>
    </style:style>
    <style:style style:name="T17" style:family="text">
      <style:text-properties officeooo:rsid="0014d10d"/>
    </style:style>
    <style:style style:name="T18" style:family="text">
      <style:text-properties officeooo:rsid="00160243"/>
    </style:style>
    <style:style style:name="T19" style:family="text">
      <style:text-properties officeooo:rsid="001d20be"/>
    </style:style>
    <style:style style:name="T20" style:family="text">
      <style:text-properties officeooo:rsid="001f576f"/>
    </style:style>
    <style:style style:name="T21" style:family="text">
      <style:text-properties officeooo:rsid="00216724"/>
    </style:style>
    <style:style style:name="T22" style:family="text">
      <style:text-properties officeooo:rsid="0025455e"/>
    </style:style>
    <style:style style:name="T23" style:family="text">
      <style:text-properties officeooo:rsid="00269316"/>
    </style:style>
    <style:style style:name="T24" style:family="text">
      <style:text-properties officeooo:rsid="002c1e77"/>
    </style:style>
    <style:style style:name="T25" style:family="text">
      <style:text-properties officeooo:rsid="002f894c"/>
    </style:style>
    <style:style style:name="T26" style:family="text">
      <style:text-properties officeooo:rsid="00337416"/>
    </style:style>
    <style:style style:name="T27" style:family="text">
      <style:text-properties officeooo:rsid="0034f6b3"/>
    </style:style>
    <style:style style:name="T28" style:family="text">
      <style:text-properties officeooo:rsid="00365496"/>
    </style:style>
    <style:style style:name="T29" style:family="text">
      <style:text-properties officeooo:rsid="0037926a"/>
    </style:style>
    <style:style style:name="T30" style:family="text">
      <style:text-properties officeooo:rsid="0039c0a1"/>
    </style:style>
    <style:style style:name="T31" style:family="text">
      <style:text-properties officeooo:rsid="003f4147"/>
    </style:style>
    <style:style style:name="T32" style:family="text">
      <style:text-properties officeooo:rsid="00408298"/>
    </style:style>
    <style:style style:name="T33" style:family="text">
      <style:text-properties officeooo:rsid="00470b68"/>
    </style:style>
    <style:style style:name="T34" style:family="text">
      <style:text-properties officeooo:rsid="004a17d3"/>
    </style:style>
    <style:style style:name="T35" style:family="text">
      <style:text-properties officeooo:rsid="004b504e"/>
    </style:style>
    <style:style style:name="T36" style:family="text">
      <style:text-properties officeooo:rsid="004ef7f6"/>
    </style:style>
    <style:style style:name="T37" style:family="text">
      <style:text-properties officeooo:rsid="004f3534"/>
    </style:style>
    <style:style style:name="T38" style:family="text">
      <style:text-properties officeooo:rsid="00517730"/>
    </style:style>
    <style:style style:name="T39" style:family="text">
      <style:text-properties officeooo:rsid="00528e38"/>
    </style:style>
    <style:style style:name="T40" style:family="text">
      <style:text-properties officeooo:rsid="00550fc5"/>
    </style:style>
    <style:style style:name="T41" style:family="text">
      <style:text-properties officeooo:rsid="00552efd"/>
    </style:style>
    <style:style style:name="T42" style:family="text">
      <style:text-properties officeooo:rsid="0055e57e"/>
    </style:style>
    <style:style style:name="T43" style:family="text">
      <style:text-properties officeooo:rsid="005a55db"/>
    </style:style>
    <style:style style:name="T44" style:family="text">
      <style:text-properties officeooo:rsid="006540b4"/>
    </style:style>
    <style:style style:name="T45" style:family="text">
      <style:text-properties officeooo:rsid="0068bc8b"/>
    </style:style>
    <style:style style:name="T46" style:family="text">
      <style:text-properties officeooo:rsid="006cc9b6"/>
    </style:style>
    <style:style style:name="T47" style:family="text">
      <style:text-properties officeooo:rsid="0070b941"/>
    </style:style>
    <style:style style:name="T48" style:family="text">
      <style:text-properties officeooo:rsid="00780126"/>
    </style:style>
    <style:style style:name="T49" style:family="text">
      <style:text-properties officeooo:rsid="007d12ac"/>
    </style:style>
    <style:style style:name="T50" style:family="text">
      <style:text-properties officeooo:rsid="007f72fb"/>
    </style:style>
    <style:style style:name="T51" style:family="text">
      <style:text-properties officeooo:rsid="008283ad"/>
    </style:style>
    <style:style style:name="T52" style:family="text">
      <style:text-properties officeooo:rsid="0085bcd5"/>
    </style:style>
    <style:style style:name="T53" style:family="text">
      <style:text-properties officeooo:rsid="008724dd"/>
    </style:style>
    <style:style style:name="T54" style:family="text">
      <style:text-properties officeooo:rsid="008ca6b9"/>
    </style:style>
    <style:style style:name="T55" style:family="text">
      <style:text-properties officeooo:rsid="00905e9f"/>
    </style:style>
    <style:style style:name="T56" style:family="text">
      <style:text-properties officeooo:rsid="0091a727"/>
    </style:style>
    <style:style style:name="T57" style:family="text">
      <style:text-properties officeooo:rsid="00937e84"/>
    </style:style>
    <style:style style:name="T58" style:family="text">
      <style:text-properties fo:color="#3c3c3c" style:font-name="Open Sans"/>
    </style:style>
    <style:style style:name="T59" style:family="text">
      <style:text-properties fo:font-variant="normal" fo:text-transform="none" fo:color="#3c3c3c" style:font-name="Open Sans" fo:font-size="10.5pt" fo:letter-spacing="normal" fo:font-style="normal"/>
    </style:style>
    <style:style style:name="T60" style:family="text">
      <style:text-properties fo:font-variant="normal" fo:text-transform="none" fo:color="#3c3c3c" style:font-name="Open Sans" fo:font-size="10.5pt" fo:letter-spacing="normal" fo:font-style="normal" fo:font-weight="normal"/>
    </style:style>
    <style:style style:name="T61" style:family="text">
      <style:text-properties fo:font-variant="normal" fo:text-transform="none" fo:color="#3c3c3c" style:font-name="Open Sans" fo:font-size="10.5pt" fo:letter-spacing="normal" fo:font-style="normal" fo:font-weight="normal" officeooo:rsid="009a2c9b"/>
    </style:style>
    <style:style style:name="T62" style:family="text">
      <style:text-properties fo:font-variant="normal" fo:text-transform="none" fo:color="#3c3c3c" style:font-name="Open Sans" fo:font-size="10.5pt" fo:letter-spacing="normal" fo:font-style="normal" fo:font-weight="normal" officeooo:rsid="009e33a0"/>
    </style:style>
    <style:style style:name="T63" style:family="text">
      <style:text-properties fo:font-variant="normal" fo:text-transform="none" fo:color="#3c3c3c" style:font-name="Open Sans" fo:font-size="10.5pt" fo:letter-spacing="normal" fo:font-style="normal" fo:font-weight="normal" style:font-weight-asian="normal" style:font-weight-complex="normal"/>
    </style:style>
    <style:style style:name="T64" style:family="text">
      <style:text-properties fo:font-variant="normal" fo:text-transform="none" fo:color="#3c3c3c" style:font-name="Open Sans" fo:font-size="10.5pt" fo:letter-spacing="normal" fo:font-style="normal" fo:font-weight="normal" officeooo:rsid="00a09511" style:font-weight-asian="normal" style:font-weight-complex="normal"/>
    </style:style>
    <style:style style:name="T65" style:family="text">
      <style:text-properties fo:font-variant="normal" fo:text-transform="none" fo:color="#3c3c3c" style:font-name="Open Sans" fo:font-size="10.5pt" fo:letter-spacing="normal" fo:font-style="normal" fo:font-weight="normal" officeooo:rsid="00a0027e" style:font-weight-asian="normal" style:font-weight-complex="normal"/>
    </style:style>
    <style:style style:name="T66" style:family="text">
      <style:text-properties fo:font-variant="normal" fo:text-transform="none" fo:color="#3c3c3c" style:font-name="Open Sans" fo:font-size="10.5pt" fo:letter-spacing="normal" fo:font-style="normal" fo:font-weight="normal" officeooo:rsid="00a32886" style:font-weight-asian="normal" style:font-weight-complex="normal"/>
    </style:style>
    <style:style style:name="T67" style:family="text">
      <style:text-properties fo:font-variant="normal" fo:text-transform="none" fo:color="#3c3c3c" style:font-name="Open Sans" fo:font-size="10.5pt" fo:letter-spacing="normal" fo:font-style="normal" fo:font-weight="normal" officeooo:rsid="00a3c071" style:font-weight-asian="normal" style:font-weight-complex="normal"/>
    </style:style>
    <style:style style:name="T68" style:family="text">
      <style:text-properties fo:font-variant="normal" fo:text-transform="none" fo:color="#3c3c3c" style:font-name="Open Sans" fo:font-size="10.5pt" fo:letter-spacing="normal" fo:font-style="normal" fo:font-weight="normal" officeooo:rsid="00a4d981" style:font-weight-asian="normal" style:font-weight-complex="normal"/>
    </style:style>
    <style:style style:name="T69" style:family="text">
      <style:text-properties fo:font-variant="normal" fo:text-transform="none" fo:color="#3c3c3c" style:font-name="Open Sans" fo:font-size="10.5pt" fo:letter-spacing="normal" fo:font-style="normal" fo:font-weight="normal" officeooo:rsid="00aa5bb0" style:font-weight-asian="normal" style:font-weight-complex="normal"/>
    </style:style>
    <style:style style:name="T70" style:family="text">
      <style:text-properties fo:font-variant="normal" fo:text-transform="none" fo:color="#3c3c3c" style:font-name="Open Sans" fo:font-size="10.5pt" fo:letter-spacing="normal" fo:font-style="normal" fo:font-weight="normal" officeooo:rsid="00ab431f" style:font-weight-asian="normal" style:font-weight-complex="normal"/>
    </style:style>
    <style:style style:name="T71" style:family="text">
      <style:text-properties fo:font-variant="normal" fo:text-transform="none" fo:color="#3c3c3c" style:font-name="Open Sans" fo:font-size="10.5pt" fo:letter-spacing="normal" fo:font-style="normal" fo:font-weight="normal" officeooo:rsid="00ad0ac7" style:font-weight-asian="normal" style:font-weight-complex="normal"/>
    </style:style>
    <style:style style:name="T72" style:family="text">
      <style:text-properties fo:font-variant="normal" fo:text-transform="none" fo:color="#3c3c3c" style:font-name="Open Sans" fo:font-size="10.5pt" fo:letter-spacing="normal" fo:font-style="normal" fo:font-weight="normal" officeooo:rsid="00aeeb0e" style:font-weight-asian="normal" style:font-weight-complex="normal"/>
    </style:style>
    <style:style style:name="T73" style:family="text">
      <style:text-properties fo:font-variant="normal" fo:text-transform="none" fo:color="#3c3c3c" style:font-name="Open Sans" fo:font-size="10.5pt" fo:letter-spacing="normal" fo:font-style="normal" fo:font-weight="normal" officeooo:rsid="00b0987b" style:font-weight-asian="normal" style:font-weight-complex="normal"/>
    </style:style>
    <style:style style:name="T74" style:family="text">
      <style:text-properties fo:font-variant="normal" fo:text-transform="none" fo:color="#3c3c3c" style:font-name="Open Sans" fo:font-size="10.5pt" fo:letter-spacing="normal" fo:font-style="normal" fo:font-weight="normal" officeooo:rsid="00b26595" style:font-weight-asian="normal" style:font-weight-complex="normal"/>
    </style:style>
    <style:style style:name="T75" style:family="text">
      <style:text-properties fo:font-variant="normal" fo:text-transform="none" fo:color="#3c3c3c" style:font-name="Open Sans" fo:font-size="10.5pt" fo:letter-spacing="normal" fo:font-style="normal" fo:font-weight="normal" officeooo:rsid="00b3609d" style:font-weight-asian="normal" style:font-weight-complex="normal"/>
    </style:style>
    <style:style style:name="T76" style:family="text">
      <style:text-properties fo:font-variant="normal" fo:text-transform="none" fo:color="#3c3c3c" style:font-name="Open Sans" fo:font-size="10.5pt" fo:letter-spacing="normal" fo:font-style="normal" fo:font-weight="normal" officeooo:rsid="00b4fe27" style:font-weight-asian="normal" style:font-weight-complex="normal"/>
    </style:style>
    <style:style style:name="T77" style:family="text">
      <style:text-properties fo:font-variant="normal" fo:text-transform="none" fo:color="#3c3c3c" style:font-name="Open Sans" fo:font-size="10.5pt" fo:letter-spacing="normal" fo:font-style="normal" fo:font-weight="normal" officeooo:rsid="00b8a78f" style:font-weight-asian="normal" style:font-weight-complex="normal"/>
    </style:style>
    <style:style style:name="T78" style:family="text">
      <style:text-properties fo:font-variant="normal" fo:text-transform="none" fo:color="#3c3c3c" style:font-name="Open Sans" fo:font-size="10.5pt" fo:letter-spacing="normal" fo:font-style="normal" fo:font-weight="normal" officeooo:rsid="00bf72e9" style:font-weight-asian="normal" style:font-weight-complex="normal"/>
    </style:style>
    <style:style style:name="T79" style:family="text">
      <style:text-properties fo:font-variant="normal" fo:text-transform="none" fo:color="#3c3c3c" style:font-name="Open Sans" fo:font-size="10.5pt" fo:letter-spacing="normal" fo:font-style="normal" fo:font-weight="normal" officeooo:rsid="00c09c7a" style:font-weight-asian="normal" style:font-weight-complex="normal"/>
    </style:style>
    <style:style style:name="T80" style:family="text">
      <style:text-properties fo:font-variant="normal" fo:text-transform="none" fo:color="#3c3c3c" style:font-name="Open Sans" fo:font-size="10.5pt" fo:letter-spacing="normal" fo:font-style="normal" fo:font-weight="normal" officeooo:rsid="00c40afc" style:font-weight-asian="normal" style:font-weight-complex="normal"/>
    </style:style>
    <style:style style:name="T81" style:family="text">
      <style:text-properties fo:font-variant="normal" fo:text-transform="none" fo:color="#3c3c3c" style:font-name="Open Sans" fo:font-size="10.5pt" fo:letter-spacing="normal" fo:font-style="normal" fo:font-weight="normal" officeooo:rsid="00bb88ea" style:font-weight-asian="normal" style:font-weight-complex="normal"/>
    </style:style>
    <style:style style:name="T82" style:family="text">
      <style:text-properties fo:font-variant="normal" fo:text-transform="none" fo:color="#3c3c3c" style:font-name="Open Sans" fo:font-size="10.5pt" fo:letter-spacing="normal" fo:font-style="normal" fo:font-weight="normal" officeooo:rsid="00c51fa5" style:font-weight-asian="normal" style:font-weight-complex="normal"/>
    </style:style>
    <style:style style:name="T83" style:family="text">
      <style:text-properties fo:font-variant="normal" fo:text-transform="none" fo:color="#3c3c3c" style:font-name="Open Sans" fo:font-size="10.5pt" fo:letter-spacing="normal" fo:font-style="normal" fo:font-weight="normal" officeooo:rsid="00cb28a7" style:font-weight-asian="normal" style:font-weight-complex="normal"/>
    </style:style>
    <style:style style:name="T84" style:family="text">
      <style:text-properties fo:font-variant="normal" fo:text-transform="none" fo:color="#3c3c3c" style:font-name="Open Sans" fo:font-size="10.5pt" fo:letter-spacing="normal" fo:font-style="normal" fo:font-weight="normal" officeooo:rsid="00ced715" style:font-weight-asian="normal" style:font-weight-complex="normal"/>
    </style:style>
    <style:style style:name="T85" style:family="text">
      <style:text-properties fo:font-variant="normal" fo:text-transform="none" fo:color="#3c3c3c" style:font-name="Open Sans" fo:font-size="10.5pt" fo:letter-spacing="normal" fo:font-style="normal" fo:font-weight="normal" officeooo:rsid="00d06bcf" style:font-weight-asian="normal" style:font-weight-complex="normal"/>
    </style:style>
    <style:style style:name="T86" style:family="text">
      <style:text-properties fo:font-variant="normal" fo:text-transform="none" fo:color="#3c3c3c" style:font-name="Open Sans" fo:font-size="10.5pt" fo:letter-spacing="normal" fo:font-style="normal" fo:font-weight="normal" officeooo:rsid="00d197b3" style:font-weight-asian="normal" style:font-weight-complex="normal"/>
    </style:style>
    <style:style style:name="T87" style:family="text">
      <style:text-properties fo:font-variant="normal" fo:text-transform="none" fo:color="#3c3c3c" style:font-name="Open Sans" fo:font-size="10.5pt" fo:letter-spacing="normal" fo:font-style="normal" officeooo:rsid="009a2c9b"/>
    </style:style>
    <style:style style:name="T88" style:family="text">
      <style:text-properties fo:font-variant="normal" fo:text-transform="none" fo:color="#3c3c3c" style:font-name="Open Sans" fo:font-size="10.5pt" fo:letter-spacing="normal" fo:font-style="normal" officeooo:rsid="00a0027e"/>
    </style:style>
    <style:style style:name="T89" style:family="text">
      <style:text-properties fo:font-variant="normal" fo:text-transform="none" fo:color="#3c3c3c" style:font-name="Open Sans" fo:font-size="10.5pt" fo:letter-spacing="normal" fo:font-style="normal" officeooo:rsid="00a8e9d9"/>
    </style:style>
    <style:style style:name="T90" style:family="text">
      <style:text-properties fo:font-variant="normal" fo:text-transform="none" fo:color="#3c3c3c" style:font-name="Open Sans" fo:font-size="10.5pt" fo:letter-spacing="normal" fo:font-style="normal" officeooo:rsid="00a3c071"/>
    </style:style>
    <style:style style:name="T91" style:family="text">
      <style:text-properties fo:font-variant="normal" fo:text-transform="none" fo:color="#3c3c3c" style:font-name="Open Sans" fo:font-size="10.5pt" fo:letter-spacing="normal" fo:font-style="normal" officeooo:rsid="00a32886"/>
    </style:style>
    <style:style style:name="T92" style:family="text">
      <style:text-properties fo:font-variant="normal" fo:text-transform="none" fo:color="#3c3c3c" style:font-name="Open Sans" fo:font-size="10.5pt" fo:letter-spacing="normal" fo:font-style="normal" officeooo:rsid="00aeeb0e"/>
    </style:style>
    <style:style style:name="T93" style:family="text">
      <style:text-properties fo:font-variant="normal" fo:text-transform="none" fo:color="#3c3c3c" style:font-name="Open Sans" fo:font-size="10.5pt" fo:letter-spacing="normal" fo:font-style="normal" officeooo:rsid="00b0987b"/>
    </style:style>
    <style:style style:name="T94" style:family="text">
      <style:text-properties fo:font-variant="normal" fo:text-transform="none" fo:color="#3c3c3c" style:font-name="Open Sans" fo:font-size="10.5pt" fo:letter-spacing="normal" fo:font-style="normal" officeooo:rsid="00bc78fa"/>
    </style:style>
    <style:style style:name="T95" style:family="text">
      <style:text-properties fo:font-variant="normal" fo:text-transform="none" fo:color="#3c3c3c" style:font-name="Open Sans" fo:font-size="10.5pt" fo:letter-spacing="normal" fo:font-style="normal" officeooo:rsid="00bd1570"/>
    </style:style>
    <style:style style:name="T96" style:family="text">
      <style:text-properties fo:font-variant="normal" fo:text-transform="none" fo:color="#3c3c3c" style:font-name="Open Sans" fo:font-size="10.5pt" fo:letter-spacing="normal" fo:font-style="normal" officeooo:rsid="00c09c7a"/>
    </style:style>
    <style:style style:name="T97" style:family="text">
      <style:text-properties fo:font-variant="normal" fo:text-transform="none" fo:color="#3c3c3c" style:font-name="Open Sans" fo:font-size="10.5pt" fo:letter-spacing="normal" fo:font-style="normal" fo:font-weight="bold" style:font-weight-asian="bold" style:font-weight-complex="bold"/>
    </style:style>
    <style:style style:name="T98" style:family="text">
      <style:text-properties fo:font-variant="normal" fo:text-transform="none" fo:color="#3c3c3c" style:font-name="Open Sans" fo:font-size="10.5pt" fo:letter-spacing="normal" fo:font-style="normal" fo:font-weight="bold" officeooo:rsid="009a2c9b" style:font-weight-asian="bold" style:font-weight-complex="bold"/>
    </style:style>
    <style:style style:name="T99" style:family="text">
      <style:text-properties fo:font-variant="normal" fo:text-transform="none" fo:color="#3c3c3c" style:font-name="Open Sans" fo:font-size="10.5pt" fo:letter-spacing="normal" fo:font-style="normal" fo:font-weight="bold" officeooo:rsid="00cb28a7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</text:span>bsize</text:p>
      <text:p text:style-name="P1">set my-key ok</text:p>
      <text:p text:style-name="P1"><text:tab/>OK</text:p>
      <text:p text:style-name="P1">get my-key</text:p>
      <text:p text:style-name="P1"><text:tab/>“ok” → String tiene comillas</text:p>
      <text:p text:style-name="P2">incr my-key →<text:span text:style-name="T2"> error si no es numero → +1</text:span></text:p>
      <text:p text:style-name="P3">append my-key “ hola ”</text:p>
      <text:p text:style-name="P3"><text:tab/>(integer) 7 → el nuevo largo del string</text:p>
      <text:p text:style-name="P3"/>
      <text:p text:style-name="P4">Redis is not a Relational Database, so has no concept of Tables, Columns or Foreign Keys</text:p>
      <text:p text:style-name="P4"/>
      <text:p text:style-name="P5"><text:span text:style-name="T2">The extensibility enables Redis to be </text:span>multi-model and support rich data structures like graphs, JSON and other</text:p>
      <text:p text:style-name="P68">KEY – VALUE</text:p>
      <text:p text:style-name="P68">- key es unico</text:p>
      <text:p text:style-name="P68">- binariamente safe (la clave puede ser binaria) →<text:span text:style-name="T3"> es case sensitive</text:span></text:p>
      <text:p text:style-name="P68">- key hasta 512 megas</text:p>
      <text:p text:style-name="P68">- puede ser cualquier string (numeros, textos, caracteres no letras ni numeros…)</text:p>
      <text:p text:style-name="P68">- no hay separaciones/namespaces/grupos automaticas como esquemas en las bases de datos</text:p>
      <text:p text:style-name="P68"/>
      <text:p text:style-name="P70">set customer:2000 elias</text:p>
      <text:p text:style-name="P70">get customer:2000</text:p>
      <text:p text:style-name="P69">scan glob style + wildcard</text:p>
      <text:p text:style-name="P69">scan cursor [MATCH pattern] [COUNT count]</text:p>
      <text:p text:style-name="Text_20_body"><text:span text:style-name="T5">scan 0 match customer:*</text:span><text:line-break/><text:span text:style-name="T6">del key [key …]</text:span><text:span text:style-name="T4"> (blocking)</text:span></text:p>
      <text:p text:style-name="P7"><text:span text:style-name="T5">unlink key [key …]</text:span> (la clave no existe, non blocking, la memoria es reclamada por un proceso asincrono)</text:p>
      <text:p text:style-name="P8">retornan el numero de keys removidas</text:p>
      <text:p text:style-name="P8"><text:span text:style-name="T5">nil</text:span> se retorna cuando no existe</text:p>
      <text:p text:style-name="P8">no hay <text:span text:style-name="T5">create</text:span> de la key, con el <text:span text:style-name="T5">set</text:span> se crea si no existe o se sobreescribe</text:p>
      <text:p text:style-name="P8"><text:span text:style-name="T5">exists key [key] </text:span>→ verifica si la clave existe 1 = si</text:p>
      <text:p text:style-name="P9"><text:span text:style-name="T5">NX</text:span> = non existence</text:p>
      <text:p text:style-name="P9"><text:span text:style-name="T5">XX</text:span> = existence</text:p>
      <text:p text:style-name="P9"/>
      <text:p text:style-name="P9">set inventory:100-meters-womens-final 1000 NX →<text:span text:style-name="T15"> OK</text:span></text:p>
      <text:p text:style-name="P10">set inventory:100-meters-womens-final “<text:span text:style-name="T15">Sold out</text:span>” <text:span text:style-name="T15">NX → nil</text:span></text:p>
      <text:p text:style-name="P10">set inventory:100-meters-womens-final 0 X →<text:span text:style-name="T16"> OK</text:span></text:p>
      <text:p text:style-name="P10">get inventory:100-meters-womens-fina<text:span text:style-name="T16">l → “0”</text:span></text:p>
      <text:p text:style-name="P11">un string vacio puede ser key</text:p>
      <text:p text:style-name="P12">- pueden tener expiración → ms, s, unix timestamp</text:p>
      <text:p text:style-name="P71">se puede poner cuando se crea la clave o despues</text:p>
      <text:p text:style-name="P72">se puede remover</text:p>
      <text:p text:style-name="P73">set para expire</text:p>
      <text:p text:style-name="P72"><text:span text:style-name="T5">expire</text:span> key seconds</text:p>
      <text:p text:style-name="P72"><text:span text:style-name="T5">expireat</text:span> key timestamp (segundos)</text:p>
      <text:p text:style-name="P72"><text:span text:style-name="T5">pexpire</text:span> key milliseconds</text:p>
      <text:p text:style-name="P72"><text:span text:style-name="T5">pexpireat</text:span> key millisecond-timestamp</text:p>
      <text:p text:style-name="P14">get para expire</text:p>
      <text:p text:style-name="P13"><text:span text:style-name="T5">ttl</text:span> key</text:p>
      <text:p text:style-name="P13"><text:span text:style-name="T5">pttl </text:span>key</text:p>
      <text:p text:style-name="P12">-<text:span text:style-name="T17">1 no expira, retorna lo que le queda de vida</text:span></text:p>
      <text:p text:style-name="P17"><text:span text:style-name="T5">persist</text:span> key para eliminar el ttl y dejarlo en -1</text:p>
      <text:p text:style-name="P17"><text:span text:style-name="T5">set</text:span> customer:1000 "elias" <text:span text:style-name="T5">PX</text:span> 120<text:span text:style-name="T18">000 → ttl a 120000 milosegundos cuando se crea</text:span></text:p>
      <text:p text:style-name="P18"><text:span text:style-name="T5">set</text:span> customer:1000 "elias" <text:span text:style-name="T7">E</text:span><text:span text:style-name="T5">X</text:span> 120<text:span text:style-name="T18"> → ttl a 120 segundos cuando se crea</text:span></text:p>
      <text:p text:style-name="P19">–</text:p>
      <text:p text:style-name="P19">flat namespace → TIENE QUE SER CONSISTENCE el namespace utilizado</text:p>
      <text:p text:style-name="P20">la presencia/ausencia determina si un set ocurre</text:p>
      <text:p text:style-name="P21">value tambien es 512mb de limit</text:p>
      <text:p text:style-name="P22">value puede tener text, enteros, flotantes, binario</text:p>
      <text:p text:style-name="P22"><text:span text:style-name="T5">set</text:span> customer:1 1 →<text:span text:style-name="T20"> OK → no retorna el valor</text:span></text:p>
      <text:p text:style-name="P22"><text:span text:style-name="T5">INCR </text:span>customer:1 →<text:span text:style-name="T20"> (integer)2 → retorna el valor luego del incremento</text:span></text:p>
      <text:p text:style-name="P23"><text:span text:style-name="T5">DECRBY</text:span> key decremento →<text:span text:style-name="T21"> retorna el valor</text:span></text:p>
      <text:p text:style-name="P24"><text:span text:style-name="T5">INCRBY </text:span>key incremento →<text:span text:style-name="T21"> retorna el valor</text:span></text:p>
      <text:p text:style-name="P25"><text:span text:style-name="T5">DECR </text:span>key</text:p>
      <text:p text:style-name="P25"><text:span text:style-name="T5">INCR</text:span> key</text:p>
      <text:p text:style-name="P26"><text:span text:style-name="T5">INCRBYFLOAT</text:span> key increment →<text:span text:style-name="T22"> INCRBY customer:1 10.3 → retorna el valor, puede ser un entero, no se puede usar un float con INCRBY = (error)</text:span></text:p>
      <text:p text:style-name="P27">set inventory:qwerty 1000</text:p>
      <text:p text:style-name="P27">inventory = domain object</text:p>
      <text:p text:style-name="P27">qwerty = field name o qualifier</text:p>
      <text:p text:style-name="P28">: <text:span text:style-name="T23">= convencion (puede ser cualquier otra cosa)</text:span></text:p>
      <text:p text:style-name="P29"><text:span text:style-name="T5">type</text:span> <text:s/><text:span text:style-name="T19">customer:1 → retorna el tipo de estructura de datos guardado en la clave indicada</text:span></text:p>
      <text:p text:style-name="P30"><text:span text:style-name="T5">object encoding <text:s/></text:span><text:span text:style-name="T19">customer:1 →</text:span> valor del datatype <text:s/>codificado dentro del string</text:p>
      <text:p text:style-name="P31">el valor puede cambiar →<text:span text:style-name="T24"> polimorfismo en redis</text:span></text:p>
      <text:p text:style-name="P32">un string puede ser texto, <text:span text:style-name="T25">entero</text:span>, float, <text:span text:style-name="T25">binario (</text:span><text:span text:style-name="T8">strlen</text:span><text:span text:style-name="T25"> funciona en todos ellos)</text:span></text:p>
      <text:p text:style-name="P32"/>
      <text:p text:style-name="P74"/>
      <text:p text:style-name="P33">HASHES</text:p>
      <text:p text:style-name="P33">- key con named fields</text:p>
      <text:p text:style-name="P33">- campos se agregan y remueven dinamicamente</text:p>
      <text:p text:style-name="P33">- <text:span text:style-name="T26">no son recursivos, </text:span></text:p>
      <text:p text:style-name="P34"><text:span text:style-name="T5">HSET </text:span>key field value [field value]</text:p>
      <text:p text:style-name="P34"><draw:frame draw:style-name="fr1" draw:name="Image1" text:anchor-type="paragraph" svg:width="3.4783in" svg:height="1.8862in" draw:z-index="0"><draw:image xlink:href="Pictures/10000201000002E9000001945A05F640025B04CF.png" xlink:type="simple" xlink:show="embed" xlink:actuate="onLoad" loext:mime-type="image/png"/></draw:frame>- <text:span text:style-name="T27">remover la clave remueve todos sus campos</text:span></text:p>
      <text:p text:style-name="P34">- <text:span text:style-name="T5">hset </text:span>event:judo capacity 1200 location chile</text:p>
      <text:p text:style-name="P35">event:judo →<text:span text:style-name="T28"> capacity = 1200</text:span></text:p>
      <text:p text:style-name="P35"><text:tab/>→<text:span text:style-name="T28"> location = chile</text:span></text:p>
      <text:p text:style-name="P36"><text:span text:style-name="T5">hexists</text:span> <text:span text:style-name="T26">event:judo capacit</text:span>y → 1 si existe, <text:span text:style-name="T29">0 si no</text:span></text:p>
      <text:p text:style-name="P36"><text:span text:style-name="T5">hget</text:span> event:judo capacity →<text:span text:style-name="T30"> el valor o nil si no existe</text:span></text:p>
      <text:p text:style-name="P37"><text:span text:style-name="T5">hdel </text:span>key field [fied …]</text:p>
      <text:p text:style-name="P37"><text:span text:style-name="T5">hincrby </text:span>key field</text:p>
      <text:p text:style-name="P37"><text:span text:style-name="T5">hset</text:span> event:judo capacity 1400 →<text:span text:style-name="T31"> lo cambia pero retorna (integer)0</text:span></text:p>
      <text:p text:style-name="P39"><text:span text:style-name="T5">HINCRBY/HINCRBY</text:span><text:span text:style-name="T10">FLOAT</text:span> event:judo capacity 10 →<text:span text:style-name="T32"> retorna el valor → no hay </text:span><text:span text:style-name="T12">hdecrby</text:span></text:p>
      <text:p text:style-name="P38"><text:span text:style-name="T5">HINCR </text:span><text:span text:style-name="T9">no existe</text:span></text:p>
      <text:p text:style-name="P40"><text:span text:style-name="T5">hset</text:span><text:span text:style-name="T11">nx</text:span> event:judo capacity 1400 →<text:span text:style-name="T33"> set si no existe</text:span></text:p>
      <text:p text:style-name="P41"><text:span text:style-name="T5">HGET</text:span> key field</text:p>
      <text:p text:style-name="P41"><text:span text:style-name="T5">HGETALL</text:span> key</text:p>
      <text:p text:style-name="P41"><text:span text:style-name="T5">HSCAN</text:span> key cursor [<text:span text:style-name="T5">MATCH</text:span> pattern] [COUNT count] →<text:span text:style-name="T36"> mas eficiente que hgetall</text:span></text:p>
      <text:p text:style-name="P43">[<text:span text:style-name="T34">cursor </text:span>= posicion desde donde comenzar <text:span text:style-name="T39">con el cursor</text:span>]</text:p>
      <text:p text:style-name="P42"><text:span text:style-name="T5">HMGET</text:span> key field <text:span text:style-name="T37">[field …] → multiples campos</text:span></text:p>
      <text:p text:style-name="P42"><text:span text:style-name="T5">HKEYS</text:span> key →<text:span text:style-name="T38"> claves</text:span></text:p>
      <text:p text:style-name="P42"><text:span text:style-name="T5">HVALS</text:span> key →<text:span text:style-name="T38"> valores</text:span></text:p>
      <text:p text:style-name="P42"><text:span text:style-name="T5">hset</text:span> event:judo timezone UT<text:span text:style-name="T40">C → 1 si fue creado</text:span></text:p>
      <text:p text:style-name="P42"><text:span text:style-name="T5">hdel</text:span> event:judo timezone ...<text:span text:style-name="T41">campos</text:span></text:p>
      <text:p text:style-name="P42"><text:span text:style-name="T5">HMSET</text:span> event:judo a 1 b 2 c 3 →<text:span text:style-name="T42"> OK</text:span></text:p>
      <text:p text:style-name="P44"><text:span text:style-name="T5">expire</text:span> <text:s/><text:span text:style-name="T35">event:judo </text:span>86400 →<text:span text:style-name="T57"> NO EN UN CAMPO, al hash completo</text:span></text:p>
      <text:p text:style-name="P45"><text:span text:style-name="T5">single level</text:span>: no se pueden introducir listas, sets no otras estructuras dentro del hash</text:p>
      <text:p text:style-name="P46">casos de uso: </text:p>
      <text:p text:style-name="P75"><text:tab/>rate limitings / Session store</text:p>
      <text:p text:style-name="P16">LIST</text:p>
      <text:p text:style-name="P47">coleccion ordenada de Strings</text:p>
      <text:p text:style-name="P47">el orden se conserva al insertar y remover elementos</text:p>
      <text:p text:style-name="P47">permite duplicados</text:p>
      <text:p text:style-name="P47">se pueden agregar/eliminar en cualquiera de sus 2 extremos →<text:span text:style-name="T43"> referenciados en redis como izquierda y derecha, no head o tail</text:span></text:p>
      <text:p text:style-name="P48">elementos se pueden agregar en posiciones relativas a otros, aunque no es muy usado</text:p>
      <text:p text:style-name="P49">implementacion de stacks (pilas), colas, y estructuras que utilicen ordenada</text:p>
      <text:p text:style-name="P50">la base de las estructuras soportadas en redis es String, no pueden estar compuestas por otras listas, <text:s/>sets ni hashes, no hay anidamientos</text:p>
      <text:p text:style-name="P51">internamente es una double linked list</text:p>
      <text:p text:style-name="P51">agregando a la ← o → es en tiempo constante sin importar el tamaño</text:p>
      <text:p text:style-name="P51"><draw:frame draw:style-name="fr2" draw:name="Image2" text:anchor-type="paragraph" svg:width="2.6354in" svg:height="1.1457in" draw:z-index="1"><draw:image xlink:href="Pictures/10000201000000FD0000006E902F68E31799BB11.png" xlink:type="simple" xlink:show="embed" xlink:actuate="onLoad" loext:mime-type="image/png"/></draw:frame></text:p>
      <text:p text:style-name="P52">los comandos tienen un prefijo de L o R</text:p>
      <text:p text:style-name="P54">AGREGAR</text:p>
      <text:p text:style-name="P52"><text:span text:style-name="T5">LPUSH</text:span> key value</text:p>
      <text:p text:style-name="P52"><text:span text:style-name="T5">RPUSH </text:span>key value</text:p>
      <text:p text:style-name="P54">QUITAR</text:p>
      <text:p text:style-name="P52"><text:span text:style-name="T5">RPOP </text:span><text:span text:style-name="T44">key</text:span></text:p>
      <text:p text:style-name="P53"><text:span text:style-name="T5">LPOP</text:span> key</text:p>
      <text:p text:style-name="P53"><draw:frame draw:style-name="fr1" draw:name="Image3" text:anchor-type="paragraph" svg:width="3.1563in" svg:height="1.2291in" draw:z-index="2"><draw:image xlink:href="Pictures/100002010000012F00000076C27CA7122FA7B53C.png" xlink:type="simple" xlink:show="embed" xlink:actuate="onLoad" loext:mime-type="image/png"/></draw:frame></text:p>
      <text:p text:style-name="P55"><text:span text:style-name="T5">LLEN </text:span>key → largo de la lista</text:p>
      <text:p text:style-name="P55"><text:span text:style-name="T5">LRANGE </text:span>key start stop →<text:span text:style-name="T45"> obtener un subset </text:span></text:p>
      <text:p text:style-name="P55">-<text:span text:style-name="T45">1 → fin de la lista</text:span></text:p>
      <text:p text:style-name="P55"><text:tab/>LRANGE lista:autos 0 -1</text:p>
      <text:p text:style-name="P56">cada lenguage <text:span text:style-name="T51">mostrará</text:span> el indice inicial según su definición (puede ser 0, 1…)</text:p>
      <text:p text:style-name="P57"><text:span text:style-name="T5">STACK</text:span>: <text:span text:style-name="T13">LIFO</text:span></text:p>
      <text:p text:style-name="P55"><draw:frame draw:style-name="fr1" draw:name="Image4" text:anchor-type="paragraph" svg:width="2.6665in" svg:height="1.3543in" draw:z-index="3"><draw:image xlink:href="Pictures/1000020100000100000000824C3D2AF35FE60532.png" xlink:type="simple" xlink:show="embed" xlink:actuate="onLoad" loext:mime-type="image/png"/></draw:frame></text:p>
      <text:p text:style-name="P55"/>
      <text:p text:style-name="P52"/>
      <text:p text:style-name="P47"/>
      <text:p text:style-name="P34"/>
      <text:p text:style-name="P15">QUEUE: <text:span text:style-name="T46">FIFO</text:span></text:p>
      <text:p text:style-name="P34"><draw:frame draw:style-name="fr1" draw:name="Image5" text:anchor-type="paragraph" svg:width="3.448in" svg:height="1.5311in" draw:z-index="4"><draw:image xlink:href="Pictures/100002010000014B00000093FF5AEA0985AFAADD.png" xlink:type="simple" xlink:show="embed" xlink:actuate="onLoad" loext:mime-type="image/png"/></draw:frame></text:p>
      <text:p text:style-name="P58"><text:span text:style-name="T5">LINDEX</text:span> key index <text:span text:style-name="T54">(posicion)</text:span> → elemento en el indice</text:p>
      <text:p text:style-name="P59"><text:span text:style-name="T5">LINSERT </text:span>key <text:span text:style-name="T5">BEFORE|AFTER </text:span>pivot valor →<text:span text:style-name="T47"> -1 si no es insertado, el largo de la lista si es ok → </text:span><text:span text:style-name="T14">LINSERT</text:span><text:span text:style-name="T47"> lista:autos </text:span><text:span text:style-name="T14">BEFORE</text:span><text:span text:style-name="T47"> 1 10 (inserta el 10 antes del 1)</text:span></text:p>
      <text:p text:style-name="P60">si hay mas de uno lo inserta en la primera posición desde la izquierda </text:p>
      <text:p text:style-name="P61"><text:span text:style-name="T5">LSET </text:span>key index valor →<text:span text:style-name="T48"> reemplaza el indice indicado con el nuevo valor → error fuera de rango si no existe el indice</text:span></text:p>
      <text:p text:style-name="P62"><text:span text:style-name="T5">LREM</text:span> key count<text:span text:style-name="T50">(cuantos remueve)</text:span> value →<text:span text:style-name="T49"> remueve elementos con un valor especifico → con 0 los remueve todos, con los negativos = absoluto</text:span></text:p>
      <text:p text:style-name="P63">indices son 0 based</text:p>
      <text:p text:style-name="P63"/>
      <text:p text:style-name="P64"><text:span text:style-name="T5">LTRIM</text:span> key → remueve los elementos de la lista <text:span text:style-name="T53">de la derecha</text:span></text:p>
      <text:p text:style-name="P64">LRANGE lista:autos 0 -1 →</text:p>
      <text:p text:style-name="P64">1) "6"</text:p>
      <text:p text:style-name="P64">2) "3"</text:p>
      <text:p text:style-name="P64">3) "7"</text:p>
      <text:p text:style-name="P64">4) "5"</text:p>
      <text:p text:style-name="P64">5) "10"</text:p>
      <text:p text:style-name="P64">LTRIM lista:autos 0 1 →<text:span text:style-name="T52"> OK</text:span></text:p>
      <text:p text:style-name="P64">LRANGE lista:autos 0 -1 →</text:p>
      <text:p text:style-name="P64">1) "6"</text:p>
      <text:p text:style-name="P64">2) "3"</text:p>
      <text:p text:style-name="P65">casos de uso: productor (rpush) y consumidor (lpop)</text:p>
      <text:p text:style-name="P66">double linked list</text:p>
      <text:p text:style-name="P66">LPUSH aa aaa →<text:span text:style-name="T55"> crea la lista aa con el indice 0 en aaa</text:span></text:p>
      <text:p text:style-name="P67">set aa aaa → no se puede tratar como una lista, <text:span text:style-name="T56">es un key/value</text:span></text:p>
      <text:p text:style-name="P6"><text:span text:style-name="T55">What criteria does Redis use to determine if an operation can be performed against a key? → Encoding of value + </text:span><text:span text:style-name="T58">Datatype</text:span></text:p>
      <text:p text:style-name="P77">getrange en un key/value retorna un substring</text:p>
      <text:p text:style-name="P78"><text:span text:style-name="T60">getrange key inicio</text:span><text:span text:style-name="T61">(desde 0)</text:span><text:span text:style-name="T60"> fin </text:span><text:span text:style-name="T61">(inclusivo)</text:span></text:p>
      <text:p text:style-name="P98"><text:span text:style-name="T61"/></text:p>
      <text:p text:style-name="P80"><text:span text:style-name="T87">S</text:span><text:span text:style-name="T59">ET</text:span></text:p>
      <text:p text:style-name="P79"><text:span text:style-name="T60">unique – no ordenados strings</text:span></text:p>
      <text:p text:style-name="P79"><text:span text:style-name="T60">orden no garantizado</text:span></text:p>
      <text:p text:style-name="P79"><text:span text:style-name="T60">si se requiere orden hay que usar un order set</text:span></text:p>
      <text:p text:style-name="P94"><text:span text:style-name="T60">operaciones como difference/intersect/union </text:span><text:span text:style-name="T62">← operaciones entre sets</text:span></text:p>
      <text:p text:style-name="P81"><text:span text:style-name="T64">el </text:span><text:span text:style-name="T59">underpinning/</text:span><text:span text:style-name="T88">soporte</text:span><text:span text:style-name="T65"> </text:span><text:span text:style-name="T66">de todas las estructuras es String NO puede contener otras estructuras como list, set sortedSet o hash </text:span><text:span text:style-name="T67">ni anidaciones</text:span></text:p>
      <text:p text:style-name="P82"><text:span text:style-name="T59">SA</text:span><text:span text:style-name="T89">DD</text:span><text:span text:style-name="T59"> </text:span><text:span text:style-name="T63">key member [member…] →</text:span><text:span text:style-name="T68"> agregar al set →</text:span><text:span text:style-name="T69"> si es 0 </text:span><text:span text:style-name="T70">la respuesta </text:span><text:span text:style-name="T69">indica que no fueron agregados elementos al set</text:span></text:p>
      <text:p text:style-name="P83"><text:span text:style-name="T59">SMEMBERS </text:span><text:span text:style-name="T63">key → todos los elementos del set</text:span></text:p>
      <text:p text:style-name="P84"><text:span text:style-name="T59">SSCAN</text:span><text:span text:style-name="T63"> key cursor [MATCH pattern] [COUNT count] → cursor para busquedas especificas</text:span></text:p>
      <text:p text:style-name="P85"><text:span text:style-name="T90">S</text:span><text:span text:style-name="T59">ISMEMBER </text:span><text:span text:style-name="T63">key member →</text:span><text:span text:style-name="T71"> 1 = si - 0 = no →</text:span><text:span text:style-name="T72"> verifica si contiene un elemento</text:span></text:p>
      <text:p text:style-name="P85"><text:span text:style-name="T91">S</text:span><text:span text:style-name="T92">REM </text:span><text:span text:style-name="T73">key member [member...] → elimina los elementos del set </text:span><text:span text:style-name="T74">(si al menos uno es eliminado retorna </text:span><text:span text:style-name="T75">la cantidad de los eliminados</text:span><text:span text:style-name="T74">)</text:span></text:p>
      <text:p text:style-name="P86"><text:span text:style-name="T59">SPOP </text:span><text:span text:style-name="T63">key [count] → </text:span><text:span text:style-name="T75">elimina un random elemento </text:span><text:span text:style-name="T76">por defecto, se pueden indicar M</text:span><text:span text:style-name="T75"> desde el set y lo</text:span><text:span text:style-name="T76">s</text:span><text:span text:style-name="T75"> retorna </text:span><text:span text:style-name="T76">(pueden ser mas de 1)</text:span></text:p>
      <text:p text:style-name="P85"><text:span text:style-name="T73"/></text:p>
      <text:p text:style-name="P87"><text:span text:style-name="T73">O</text:span><text:span text:style-name="T63">peraciones con 2 Set:</text:span></text:p>
      <text:p text:style-name="P87"><text:span text:style-name="T63">A union B = combinar todos los elementos</text:span></text:p>
      <text:p text:style-name="P87"><text:span text:style-name="T63">A intersection B = solo los elementos comunes</text:span></text:p>
      <text:p text:style-name="P87"><text:span text:style-name="T63">A difference B = solo los que </text:span><text:span text:style-name="T77">están</text:span><text:span text:style-name="T63"> en A y no en B</text:span></text:p>
      <text:p text:style-name="P88"><text:span text:style-name="T93">S</text:span><text:span text:style-name="T59">DIFF</text:span><text:span text:style-name="T94">[STORE]</text:span><text:span text:style-name="T59"> </text:span><text:span text:style-name="T63">= tod</text:span><text:span text:style-name="T78">os los elementos que tiene el primer set del argumento que no están en los otros set</text:span></text:p>
      <text:p text:style-name="P89"><text:span text:style-name="T59">SINTER</text:span><text:span text:style-name="T94">[STORE]</text:span><text:span text:style-name="T59"> </text:span><text:span text:style-name="T63">= intersección </text:span><text:span text:style-name="T59">entre </text:span><text:span text:style-name="T95">N</text:span><text:span text:style-name="T63"> sets</text:span></text:p>
      <text:p text:style-name="P89"><text:span text:style-name="T93">S</text:span><text:span text:style-name="T59">UNION</text:span><text:span text:style-name="T94">[STORE]</text:span><text:span text:style-name="T63"> = </text:span><text:span text:style-name="T96">TODOS</text:span><text:span text:style-name="T79"> </text:span><text:span text:style-name="T63">valores comunes</text:span></text:p>
      <text:p text:style-name="P91"><text:span text:style-name="T63">si alguno no es un set = error</text:span></text:p>
      <text:p text:style-name="P90"><text:span text:style-name="T63">los comandos serán afectados por la cardinalidad de los elementos de los sets (sets grandes es más costoso)</text:span></text:p>
      <text:p text:style-name="P92"><text:span text:style-name="T63">casos de uso: <text:s/></text:span><text:span text:style-name="T86">tag clouds / </text:span><text:span text:style-name="T63">visitadores unico</text:span><text:span text:style-name="T80">s</text:span><text:span text:style-name="T81"> →</text:span></text:p>
      <text:p text:style-name="P93"><text:span text:style-name="T59">sadd</text:span><text:span text:style-name="T63"> about.html:20180210 user1 user2 user3 ← la clave es el archivo con su fecha los otros los visitantes</text:span></text:p>
      <text:p text:style-name="P95"><text:span text:style-name="T98">s</text:span><text:span text:style-name="T97">scan</text:span><text:span text:style-name="T60"> </text:span><text:span text:style-name="T82">about.html:20180210 </text:span><text:span text:style-name="T63">match *</text:span></text:p>
      <text:p text:style-name="P96"><text:span text:style-name="T98">e</text:span><text:span text:style-name="T97">xpire</text:span><text:span text:style-name="T60"> </text:span><text:span text:style-name="T82">about.html:20180210 </text:span><text:span text:style-name="T63">86400 →</text:span><text:span text:style-name="T83"> expirar set en los indicados segundos →</text:span><text:span text:style-name="T85"> todos los elementos se van <text:s/>con el</text:span></text:p>
      <text:p text:style-name="P97"><text:span text:style-name="T99">t</text:span><text:span text:style-name="T97">tl</text:span><text:span text:style-name="T63"> <text:s/></text:span><text:span text:style-name="T82">about.html:20180210 →</text:span><text:span text:style-name="T63"> obtener el tiempo de vi</text:span><text:span text:style-name="T84">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51:48.518751652</meta:creation-date>
    <meta:generator>LibreOffice/6.1.3.2$Linux_X86_64 LibreOffice_project/10$Build-2</meta:generator>
    <dc:date>2018-12-05T01:18:10.356048773</dc:date>
    <meta:editing-duration>PT4H33M49S</meta:editing-duration>
    <meta:editing-cycles>192</meta:editing-cycles>
    <meta:document-statistic meta:table-count="0" meta:image-count="5" meta:object-count="0" meta:page-count="1" meta:paragraph-count="173" meta:word-count="1382" meta:character-count="7729" meta:non-whitespace-character-count="6499"/>
  </office:meta>
</office:document-meta>
</file>